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Kivalliq.tx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Kivalliq.txt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1" table:default-cell-style-name="ACE-0"/>
        <table:table-column table:style-name="co6" table:default-cell-style-name="ACE-0"/>
        <table:table-column table:style-name="co1" table:default-cell-style-name="ACE-0"/>
        <table:table-column table:style-name="co7" table:default-cell-style-name="ACE-0"/>
        <table:table-column table:style-name="co1" table:number-columns-repeated="2" table:default-cell-style-name="ACE-0"/>
        <table:table-column table:style-name="co8" table:default-cell-style-name="ACE-0"/>
        <table:table-column table:style-name="co1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" table:number-columns-repeated="232" table:default-cell-style-name="ACE-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Dating_Method</text:p>
          </table:table-cell>
          <table:table-cell office:value-type="string" calcext:value-type="string">
            <text:p>LAB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servoir_age</text:p>
          </table:table-cell>
          <table:table-cell office:value-type="string" calcext:value-type="string">
            <text:p>Reservoir_err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SL</text:p>
          </table:table-cell>
          <table:table-cell office:value-type="string" calcext:value-type="string">
            <text:p>RSL_2sigma_upper</text:p>
          </table:table-cell>
          <table:table-cell office:value-type="string" calcext:value-type="string">
            <text:p>RSL_2sigma_low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  <table:table-cell table:number-columns-repeated="233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BU21</text:p>
          </table:table-cell>
          <table:table-cell table:style-name="ACE-2" office:value-type="float" office:value="-6.3" calcext:value-type="float">
            <text:p>-6.30</text:p>
          </table:table-cell>
          <table:table-cell table:style-name="ACE-2" office:value-type="float" office:value="147.8" calcext:value-type="float">
            <text:p>147.80</text:p>
          </table:table-cell>
          <table:table-cell table:style-name="ACE-3" office:value-type="float" office:value="33400" calcext:value-type="float">
            <text:p>33400</text:p>
          </table:table-cell>
          <table:table-cell table:style-name="ACE-3" office:value-type="float" office:value="300" calcext:value-type="float">
            <text:p>30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64.62" calcext:value-type="float">
            <text:p>-64.62</text:p>
          </table:table-cell>
          <table:table-cell table:number-columns-repeated="2" office:value-type="float" office:value="18.93" calcext:value-type="float">
            <text:p>18.93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BU24</text:p>
          </table:table-cell>
          <table:table-cell table:style-name="ACE-2" office:value-type="float" office:value="-6.3" calcext:value-type="float">
            <text:p>-6.30</text:p>
          </table:table-cell>
          <table:table-cell table:style-name="ACE-2" office:value-type="float" office:value="147.8" calcext:value-type="float">
            <text:p>147.80</text:p>
          </table:table-cell>
          <table:table-cell office:value-type="float" office:value="33000" calcext:value-type="float">
            <text:p>33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64.62" calcext:value-type="float">
            <text:p>-64.62</text:p>
          </table:table-cell>
          <table:table-cell table:number-columns-repeated="2" office:value-type="float" office:value="18.93" calcext:value-type="float">
            <text:p>18.93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BU10</text:p>
          </table:table-cell>
          <table:table-cell table:style-name="ACE-2" office:value-type="float" office:value="-6.3" calcext:value-type="float">
            <text:p>-6.30</text:p>
          </table:table-cell>
          <table:table-cell table:style-name="ACE-2" office:value-type="float" office:value="147.8" calcext:value-type="float">
            <text:p>147.80</text:p>
          </table:table-cell>
          <table:table-cell office:value-type="float" office:value="37800" calcext:value-type="float">
            <text:p>378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59.16" calcext:value-type="float">
            <text:p>-59.16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U14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34800" calcext:value-type="float">
            <text:p>348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59.16" calcext:value-type="float">
            <text:p>-59.16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U9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42100" calcext:value-type="float">
            <text:p>42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59.16" calcext:value-type="float">
            <text:p>-59.16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rrace_T4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43050" calcext:value-type="float">
            <text:p>43050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unknow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56.21" calcext:value-type="float">
            <text:p>-56.21</text:p>
          </table:table-cell>
          <table:table-cell table:number-columns-repeated="2" office:value-type="float" office:value="4.54" calcext:value-type="float">
            <text:p>4.54</text:p>
          </table:table-cell>
          <table:table-cell office:value-type="string" calcext:value-type="string">
            <text:p>ChappellEtal1996,Chappell2002,deGelderEtal2022</text:p>
          </table:table-cell>
          <table:table-cell office:value-type="string" calcext:value-type="string">
            <text:p>Age taken from De Gelder et al table.</text:p>
          </table:table-cell>
          <table:table-cell table:number-columns-repeated="233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U10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43900" calcext:value-type="float">
            <text:p>439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4.07" calcext:value-type="float">
            <text:p>-44.07</text:p>
          </table:table-cell>
          <table:table-cell table:number-columns-repeated="2" office:value-type="float" office:value="2.92" calcext:value-type="float">
            <text:p>2.92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34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44500" calcext:value-type="float">
            <text:p>445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4.07" calcext:value-type="float">
            <text:p>-44.07</text:p>
          </table:table-cell>
          <table:table-cell table:number-columns-repeated="2" office:value-type="float" office:value="2.92" calcext:value-type="float">
            <text:p>2.92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9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54600" calcext:value-type="float">
            <text:p>546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5.88" calcext:value-type="float">
            <text:p>-45.88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4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51200" calcext:value-type="float">
            <text:p>51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4.52" calcext:value-type="float">
            <text:p>-44.52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3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51800" calcext:value-type="float">
            <text:p>51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4.52" calcext:value-type="float">
            <text:p>-44.52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>
          <table:table-cell office:value-type="string" calcext:value-type="string">
            <text:p>Huon_Peninsula</text:p>
          </table:table-cell>
          <table:table-cell office:value-type="string" calcext:value-type="string">
            <text:p>U/Th</text:p>
          </table:table-cell>
          <table:table-cell office:value-type="string" calcext:value-type="string">
            <text:p>K1</text:p>
          </table:table-cell>
          <table:table-cell table:style-name="ACE-2" office:value-type="float" office:value="-6.25" calcext:value-type="float">
            <text:p>-6.25</text:p>
          </table:table-cell>
          <table:table-cell table:style-name="ACE-2" office:value-type="float" office:value="147.667" calcext:value-type="float">
            <text:p>147.67</text:p>
          </table:table-cell>
          <table:table-cell office:value-type="float" office:value="61400" calcext:value-type="float">
            <text:p>6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ra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ACE-4" office:value-type="float" office:value="-45.34" calcext:value-type="float">
            <text:p>-45.3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string" calcext:value-type="string">
            <text:p>ChappellEtal1996,Chappell2002,deGelderEtal2022</text:p>
          </table:table-cell>
          <table:table-cell table:number-columns-repeated="234"/>
          <table:table-cell table:style-name="ACE-0" table:number-columns-repeated="6"/>
        </table:table-row>
        <table:table-row table:style-name="ro1" table:number-rows-repeated="10">
          <table:table-cell table:number-columns-repeated="3"/>
          <table:table-cell table:style-name="ACE-2" table:number-columns-repeated="2"/>
          <table:table-cell table:number-columns-repeated="7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5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>
          <table:table-cell table:number-columns-repeated="12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5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3">
          <table:table-cell table:number-columns-repeated="12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5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>
          <table:table-cell table:number-columns-repeated="12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11">
          <table:table-cell table:number-columns-repeated="5"/>
          <table:table-cell table:style-name="ACE-3" table:number-columns-repeated="2"/>
          <table:table-cell table:number-columns-repeated="5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2">
          <table:table-cell table:number-columns-repeated="12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5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>
          <table:table-cell table:number-columns-repeated="12"/>
          <table:table-cell table:style-name="ACE-4"/>
          <table:table-cell table:number-columns-repeated="237"/>
          <table:table-cell table:style-name="ACE-0" table:number-columns-repeated="6"/>
        </table:table-row>
        <table:table-row table:style-name="ro1" table:number-rows-repeated="16">
          <table:table-cell table:number-columns-repeated="250"/>
          <table:table-cell table:style-name="ACE-0" table:number-columns-repeated="6"/>
        </table:table-row>
        <table:table-row table:style-name="ro1" table:number-rows-repeated="19">
          <table:table-cell table:number-columns-repeated="3"/>
          <table:table-cell table:style-name="ACE-2" table:number-columns-repeated="2"/>
          <table:table-cell table:number-columns-repeated="245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1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6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8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15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5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6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4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3">
          <table:table-cell table:number-columns-repeated="11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2">
          <table:table-cell table:number-columns-repeated="5"/>
          <table:table-cell table:style-name="ACE-3" table:number-columns-repeated="2"/>
          <table:table-cell table:number-columns-repeated="4"/>
          <table:table-cell table:style-name="ACE-3"/>
          <table:table-cell table:number-columns-repeated="238"/>
          <table:table-cell table:style-name="ACE-0" table:number-columns-repeated="6"/>
        </table:table-row>
        <table:table-row table:style-name="ro1" table:number-rows-repeated="65206">
          <table:table-cell table:number-columns-repeated="256"/>
        </table:table-row>
        <table:table-row table:style-name="ro1" table:number-rows-repeated="15">
          <table:table-cell table:number-columns-repeated="250"/>
          <table:table-cell table:style-name="ACE-0" table:number-columns-repeated="6"/>
        </table:table-row>
        <table:table-row table:style-name="ro1">
          <table:table-cell table:number-columns-repeated="250"/>
          <table:table-cell table:style-name="ACE-0" table:number-columns-repeated="6"/>
        </table:table-row>
        <table:named-expressions>
          <table:named-expression table:name="Print_Area" table:base-cell-address="$'Kivalliq.txt'.$A$1" table:expression="#REF!"/>
          <table:named-expression table:name="Sheet_Title" table:base-cell-address="$'Kivalliq.txt'.$A$1" table:expression="&quot;Kivalliq.txt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Kivalliq.tx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Evan Gowan</dc:creator>
    <dc:date>2022-12-04T17:21:58.049651824</dc:date>
    <meta:creation-date>2019-03-27T13:55:37Z</meta:creation-date>
    <meta:editing-cycles>2</meta:editing-cycles>
    <meta:editing-duration>PT16M</meta:editing-duration>
    <meta:generator>LibreOffice/6.4.7.2$Linux_X86_64 LibreOffice_project/40$Build-2</meta:generator>
    <meta:document-statistic meta:table-count="1" meta:cell-count="210" meta:object-count="0"/>
  </office:meta>
</office:document-meta>
</file>